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ippet design </text:h>
      <text:p text:style-name="Standard">Whippet is the working title of our document repository project. Another bloody document repository. This is an opportunity to explore _unsanctioned_ tools and technologies and have some geeky fun.</text:p>
      <text:p text:style-name="Standard"/>
      <text:p text:style-name="Standard">We want a repository that:</text:p>
      <text:list xml:id="list1285139781" text:style-name="L1">
        <text:list-item>
          <text:p text:style-name="P1">is accessible wherever there is Internet </text:p>
        </text:list-item>
        <text:list-item>
          <text:p text:style-name="P1">supports all sorts of clients through a standard interface</text:p>
        </text:list-item>
        <text:list-item>
          <text:p text:style-name="P1">supports full-text searching</text:p>
        </text:list-item>
        <text:list-item>
          <text:p text:style-name="P1">supports versioned documents</text:p>
        </text:list-item>
        <text:list-item>
          <text:p text:style-name="P1">supports multiple document formats</text:p>
        </text:list-item>
        <text:list-item>
          <text:p text:style-name="P1">does not require a local copy of the repository</text:p>
        </text:list-item>
        <text:list-item>
          <text:p text:style-name="P1">stores searchable document meta-data</text:p>
        </text:list-item>
        <text:list-item>
          <text:p text:style-name="P1">authenticates users</text:p>
        </text:list-item>
        <text:list-item>
          <text:p text:style-name="P1">transmits digitally-signed documents to avoid tampering and cached unsigned copies</text:p>
        </text:list-item>
      </text:list>
      <text:p text:style-name="Standard"/>
      <text:p text:style-name="Standard">We see the application as divided across three layers:</text:p>
      <text:list xml:id="list1404629223" text:style-name="L2">
        <text:list-item>
          <text:p text:style-name="P2">implementation</text:p>
        </text:list-item>
        <text:list-item>
          <text:p text:style-name="P2">interface</text:p>
        </text:list-item>
        <text:list-item>
          <text:p text:style-name="P2">clients</text:p>
        </text:list-item>
      </text:list>
      <text:p text:style-name="Standard"/>
      <text:p text:style-name="Standard">At the bottom are the clients – browser, desktop, mobile. These interact with the repository services through the interface. The middle layer is the interface, which defines the RESTful services offered by the repository. Desktop and mobile clients may require libraries that wrap the interface. At the top is the repository implementation. </text:p>
      <text:p text:style-name="Standard">The interface is implemented on the server-side by a Ruby On Rails application. The models will interact with:</text:p>
      <text:list xml:id="list637473293" text:style-name="L3">
        <text:list-item>
          <text:p text:style-name="P3">a common SCM system to provide versioning, <text:s/></text:p>
        </text:list-item>
        <text:list-item>
          <text:p text:style-name="P3">a system such as Apache Lucene/Tika to provide the full-text indexing and searching </text:p>
        </text:list-item>
        <text:list-item>
          <text:p text:style-name="P3">a database to store the document meta-data and user information</text:p>
        </text:list-item>
      </text:list>
      <text:p text:style-name="Standard"><text:s/></text:p>
      <text:p text:style-name="Standard">Most of the effort in this document concerns the definition of the interfac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Ubuntu"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1-11-29T21:16:58</meta:creation-date>
    <meta:generator>LibreOffice/3.4$Linux LibreOffice_project/340m1$Build-402</meta:generator>
    <dc:date>2011-11-29T22:04:47</dc:date>
    <dc:creator>Paul </dc:creator>
    <meta:editing-duration>PT47M50S</meta:editing-duration>
    <meta:editing-cycles>2</meta:editing-cycles>
    <meta:document-statistic meta:table-count="0" meta:image-count="0" meta:object-count="0" meta:page-count="1" meta:paragraph-count="23" meta:word-count="226" meta:character-count="1433" meta:non-whitespace-character-count="1237"/>
  </office:meta>
</office:document-meta>
</file>